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516in"/>
    </style:style>
    <style:style style:name="co2" style:family="table-column">
      <style:table-column-properties fo:break-before="auto" style:column-width="6.779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TransitionToTarge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AddOperation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NamespaceToOwnedElement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TabTarge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Target.java</text:p>
          </table:table-cell>
          <table:table-cell office:value-type="string" calcext:value-type="string">
            <text:p>/trunk/src_new/org/argouml/ui/cmd/ActionAdjustGri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ListToOffenderT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A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Ke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Key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Post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ActionCreatePartition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ActionCreatePartition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ButtonActionNewEvent.java</text:p>
          </table:table-cell>
          <table:table-cell office:value-type="string" calcext:value-type="string">
            <text:p>/trunk/src_new/org/argouml/uml/diagram/state/ui/ButtonActionNewEffec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.java</text:p>
          </table:table-cell>
          <table:table-cell office:value-type="string" calcext:value-type="string">
            <text:p>/trunk/src_new/org/argouml/application/events/ArgoStatusEvent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Decis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Relocatable.java</text:p>
          </table:table-cell>
          <table:table-cell office:value-type="string" calcext:value-type="string">
            <text:p>/trunk/src_new/org/argouml/ui/explorer/DnDExplorer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Relocatable.java</text:p>
          </table:table-cell>
          <table:table-cell office:value-type="string" calcext:value-type="string">
            <text:p>/trunk/src_new/org/argouml/ui/explorer/Relocatabl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Listen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Listen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hecklist/ChecklistStatu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ModeCreateMessage.java</text:p>
          </table:table-cell>
          <table:table-cell office:value-type="string" calcext:value-type="string">
            <text:p>/trunk/src_new/org/argouml/uml/diagram/sequence/ui/UML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ocl/OCLEvaluator.java</text:p>
          </table:table-cell>
          <table:table-cell office:value-type="string" calcext:value-type="string">
            <text:p>/trunk/src_new/org/argouml/ocl/CriticOclEvalua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NamespaceToClassifierAndPackag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InitNotationJava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InitNotationJava.java</text:p>
          </table:table-cell>
          <table:table-cell office:value-type="string" calcext:value-type="string">
            <text:p>/trunk/src_new/org/argouml/notation/Init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etAddMessageMode.java</text:p>
          </table:table-cell>
          <table:table-cell office:value-type="string" calcext:value-type="string">
            <text:p>/trunk/src_new/org/argouml/uml/diagram/sequence/ui/UML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helpers/ApplicationVers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helpers/ApplicationVersion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ClassifierNotFoundException.java</text:p>
          </table:table-cell>
          <table:table-cell office:value-type="string" calcext:value-type="string">
            <text:p>/trunk/src_new/org/argouml/uml/reveng/java/Model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Context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tests/org/argouml/cognitive/critics/Test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ListCellRenderer2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ListCellRenderer2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elocatable.java</text:p>
          </table:table-cell>
          <table:table-cell office:value-type="string" calcext:value-type="string">
            <text:p>/trunk/src_new/org/argouml/ui/explorer/DnDExplorer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elocatable.java</text:p>
          </table:table-cell>
          <table:table-cell office:value-type="string" calcext:value-type="string">
            <text:p>/trunk/src_new/org/argouml/uml/diagram/Relocatabl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hildGenRelated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hildGenRelate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/ActionAutoCritique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ActionAutoCritique.java</text:p>
          </table:table-cell>
          <table:table-cell office:value-type="string" calcext:value-type="string">
            <text:p>/trunk/src_new/org/argouml/cognitive/ToDoLis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Multiplicity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Fram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Frame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api/InitSubsys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InitSubsyste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AssociationEndNam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InsideElem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AttributeNotationJava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odelElementTaggedValueDocument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Notation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Notation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tests/org/argouml/notation/TestNotationProvider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notation/TestNotationProvider.java</text:p>
          </table:table-cell>
          <table:table-cell office:value-type="string" calcext:value-type="string">
            <text:p>/trunk/src_new/org/argouml/notation/NotationName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ProjectMemberTodoLis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boutBox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boutBox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string" calcext:value-type="string">
            <text:p>/trunk/src_new/org/argouml/cognitive/ui/ActionGoToCritiqu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hildGenFin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cognitive/critics/WizCueCards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string" calcext:value-type="string">
            <text:p>/trunk/src_new/org/argouml/ui/GraphChange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Imp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Impl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TokenTable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ignal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DiagramToEdg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ComponentInstanc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ComponentInstanc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GraphEdg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GraphEdg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AssocRoleToMessage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fileSelectionTab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fileSelectionTab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Collabor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StatusBar.java</text:p>
          </table:table-cell>
          <table:table-cell office:value-type="string" calcext:value-type="string">
            <text:p>/trunk/src_new/org/argouml/ui/StatusBa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AddAttribut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UselessAbstra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NavigatorPane.java</text:p>
          </table:table-cell>
          <table:table-cell office:value-type="string" calcext:value-type="string">
            <text:p>/trunk/src_new/org/argouml/ui/TabTex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bstractArgoJPanel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AbstractArgoJPanel.java</text:p>
          </table:table-cell>
          <table:table-cell office:value-type="string" calcext:value-type="string">
            <text:p>/trunk/src_new/org/argouml/uml/diagram/use_case/ui/StylePanelFigUseCas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string" calcext:value-type="string">
            <text:p>/trunk/src_new/org/argouml/cognitive/ui/ActionGoToCritiqu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Visibility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Visibility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ettingsTab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ClassToNavigableClas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oto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Goto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Key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ReservedNameJava.java</text:p>
          </table:table-cell>
          <table:table-cell office:value-type="string" calcext:value-type="string">
            <text:p>/trunk/src_new/org/argouml/language/java/cognitive/critics/InitJava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Object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Object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cognitive/critics/CrNonAggDataTyp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.26315789473684" calcext:value-type="float">
            <text:p>5.26315789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notation/StateBody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StateBody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ActionOpenCritic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OpenCritics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GoListToPosterT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Actor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Actor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AttrName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Exception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Exception.java</text:p>
          </table:table-cell>
          <table:table-cell office:value-type="string" calcext:value-type="string">
            <text:p>/trunk/src_new/org/argouml/uml/diagram/static_structure/ClassDiagramGraphMod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atusBarAdapter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atusBarAdapter.java</text:p>
          </table:table-cell>
          <table:table-cell office:value-type="string" calcext:value-type="string">
            <text:p>/trunk/src_new/org/argouml/application/events/ArgoStatus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cognitive/checklist/Checklis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AlreadyRealize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cognitive/Test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ignal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ignal.java</text:p>
          </table:table-cell>
          <table:table-cell office:value-type="string" calcext:value-type="string">
            <text:p>/trunk/src_new/org/argouml/uml/diagram/static_structure/ClassDiagramGraphMod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Final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Final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GotoDiagram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GotoDiagram.java</text:p>
          </table:table-cell>
          <table:table-cell office:value-type="string" calcext:value-type="string">
            <text:p>/trunk/src_new/org/argouml/uml/diagram/ArgoDiagram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NodeInstanc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NodeInstanc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ListListen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Java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TodoPars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Pars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ui/TabToDoTarget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abToDoTarget.java</text:p>
          </table:table-cell>
          <table:table-cell office:value-type="string" calcext:value-type="string">
            <text:p>/trunk/src_new/org/argouml/cognitive/ui/WizSte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ttribute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ttribute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StylePanelFigAssociationClass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Results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lassifierToBehavioralFeatur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DescendantClasses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MultiComposit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ettingsTabShortcut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ettingsTabShortcuts.java</text:p>
          </table:table-cell>
          <table:table-cell office:value-type="string" calcext:value-type="string">
            <text:p>/trunk/src_new/org/argouml/ui/GUI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Listen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Listener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Permission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DiagramNameDocument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DiagramNameDocument.java</text:p>
          </table:table-cell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StylePanelFigUseCas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StylePanelFigUseCas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ultiplicityNotation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MultiplicityNotation.java</text:p>
          </table:table-cell>
          <table:table-cell office:value-type="string" calcext:value-type="string">
            <text:p>/trunk/src_new/org/argouml/notation/providers/uml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ttingsTabDiagramAppear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ttingsTabDiagramAppearanc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TransitiontoEffec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ereotype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ereotype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GUISettingsTabInterfa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api/GUISettingsTabInterfac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ppEndVsAtt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foundation/core/ActionSetChangeability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ActionResolve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Resolve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XmiInputStream.java</text:p>
          </table:table-cell>
          <table:table-cell office:value-type="string" calcext:value-type="string">
            <text:p>/trunk/src_new/org/argouml/persistence/OldZargo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essageToAc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Permission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ZeroLengthEdg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ClassMustBeAbstra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cognitive/ui/ActionSnooze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Snooze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Mod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Mode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Lay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Lay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erManager.java</text:p>
          </table:table-cell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ardItem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Typ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explorer/rules/GoClassToSummary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ermission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ExtensionPoint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ExtensionPoint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Transition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AncestorClasses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Attribut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SeqInstanceWithoutClassifi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Operation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Operation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ultiplicityNotationUml.java</text:p>
          </table:table-cell>
          <table:table-cell office:value-type="string" calcext:value-type="string">
            <text:p>/trunk/src_new/org/argouml/notation/NotationProvid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MultiplicityNotationUml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java/OperationNotationJava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arentListMode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DisambigState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ToDoListEv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taskmgmt/ProgressMonito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taskmgmt/ProgressMonitor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Downstre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EnumerationToLiteral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trunk/src_new/org/argouml/uml/cognitive/critics/CrWrongLinkEnd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PackageToClas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Subsystem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ignalToRecep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Extension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Extension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ackageToElementImport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ackageToElementImport.java</text:p>
          </table:table-cell>
          <table:table-cell office:value-type="string" calcext:value-type="string">
            <text:p>/trunk/src_new/org/argouml/ui/explorer/Perspective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TransitionToSourc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AssociationNameNotationJava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SettingsTabInterfa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SettingsTabInterfac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string" calcext:value-type="string">
            <text:p>/trunk/src_new/org/argouml/ui/SetMod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InstanceWithoutClassifi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Compoun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TransitionToGuard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notation/Operation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Operation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End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End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string" calcext:value-type="string">
            <text:p>/trunk/src_new/org/argouml/cognitive/ListSet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_new/org/argouml/uml/diagram/ui/FigProfileIcon.java</text:p>
          </table:table-cell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hangeEvent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hangeEven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ListToTypeT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notation/uml/ObjectNotationUml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DiagramAppearanc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erator/ui/ClassGeneration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generator/ui/ClassGeneration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Machin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GenerateAll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1.7647058823529" calcext:value-type="float">
            <text:p>11.76470588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.88235294117647" calcext:value-type="float">
            <text:p>5.88235294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_new/org/argouml/cognitive/critics/Agency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GMLStackPars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persistence/PGMLStackPars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reveng/java/ParameterDeclaration.java</text:p>
          </table:table-cell>
          <table:table-cell office:value-type="string" calcext:value-type="string">
            <text:p>/trunk/src_new/org/argouml/uml/reveng/java/Model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ToDoTarget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ToDoTarget.java</text:p>
          </table:table-cell>
          <table:table-cell office:value-type="string" calcext:value-type="string">
            <text:p>/trunk/src_new/org/argouml/cognitive/ui/TabToDoTarge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UseCaseToExtensionPoin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ynchStat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cognitive/critics/CrUtilityViolated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Interac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ImportFromSources.java</text:p>
          </table:table-cell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SourcePath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SourcePath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ToolbarManager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ToolbarManager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ystemInfoDialog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ystemInfoDialog.java</text:p>
          </table:table-cell>
          <table:table-cell office:value-type="string" calcext:value-type="string">
            <text:p>/trunk/src_new/org/argouml/application/helpers/Application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Handl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Handl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ProjectSettingsTab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ProjectSettingsTab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cognitive/critics/WizAddOperation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UselessInterfa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ent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RadioButtonPanel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RadioButtonPanel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gressEvent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Event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ConflictingComposite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Association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ssociation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SetSourcePath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SetSourcePath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CompartmentDisplay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CompartmentDisplay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ChildListMode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ui/TableCritic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BreakCircularComp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ModelMember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OldModelMemberFilePersister.java</text:p>
          </table:table-cell>
          <table:table-cell office:value-type="string" calcext:value-type="string">
            <text:p>/trunk/src_new/org/argouml/application/helpers/Application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ItemUI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ItemUID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configuration/Configur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tateToDoActivity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imulusToAc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ActionNewParameter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ignal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explorer/rules/GoClassToAssociatedClas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StateToExi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string" calcext:value-type="string">
            <text:p>/trunk/src_new/org/argouml/application/helpers/Application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tateToEntry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UMLDiagramNameDocument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plashScreen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plashScreen.java</text:p>
          </table:table-cell>
          <table:table-cell office:value-type="string" calcext:value-type="string">
            <text:p>/trunk/src_new/org/argouml/ui/cmd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UMLStateMachineContextComboBoxModel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AbstractCrTooMany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omponentToResidentModelElemen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string" calcext:value-type="string">
            <text:p>/trunk/src_new/org/argouml/ui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notation/AssociationEnd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ssociationEnd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Behavior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Listener.java</text:p>
          </table:table-cell>
          <table:table-cell office:value-type="string" calcext:value-type="string">
            <text:p>/trunk/src_new/org/argouml/application/events/ArgoStatus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OutgoingTran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ToDoPerspectiv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Perspectiv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mmaryToIncomingDependency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TabSrc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ListToGoalsToItem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mmen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NotationProvider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NotationProvider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explorer/rules/GoNodeToResidentComponent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Messag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Messag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WizManyName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ActionSetFeatureOwnerScope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lassifi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Messag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AssociationRol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ssociationRol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profile/UserDefinedProfile.java</text:p>
          </table:table-cell>
          <table:table-cell office:value-type="string" calcext:value-type="string">
            <text:p>/trunk/src_new/org/argouml/persistence/ProfileConfiguration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FigCallState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NotationProvider.java</text:p>
          </table:table-cell>
          <table:table-cell office:value-type="string" calcext:value-type="string">
            <text:p>/trunk/src_new/org/argouml/notation/Init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events/ArgoDiagramAppearanceEventListener.java</text:p>
          </table:table-cell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DiagramAppearanceEventListen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Operation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Operation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ProgressMoni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ProgressMonito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bmachineStateToStateMachin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ArgoDiagramImpl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rgoDiagramImpl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ByPriority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taskmgmt/ProgressListen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taskmgmt/ProgressListener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api/Configur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Setting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Settings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gnalEvent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gnalEven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AddConcurrentRegion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ConcurrentRegion.java</text:p>
          </table:table-cell>
          <table:table-cell office:value-type="string" calcext:value-type="string">
            <text:p>/trunk/src_new/org/argouml/ui/SplashScree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OperOnly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cisionModel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CallStat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HelpListen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HelpListener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GoToCritiqu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GoToCritique.java</text:p>
          </table:table-cell>
          <table:table-cell office:value-type="string" calcext:value-type="string">
            <text:p>/trunk/src_new/org/argouml/cognitive/ui/ActionGoToCritiqu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TreeNode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NotationUtilityUml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ynch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ynch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persistence/MemberFilePersist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persistence/Member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ModelToNod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llegalGeneralization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MessageNod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MessageNode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op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cognitive/critics/CrFinalSubclasse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GraphChangeAdapter.java</text:p>
          </table:table-cell>
          <table:table-cell office:value-type="string" calcext:value-type="string">
            <text:p>/trunk/src_new/org/argouml/ui/GraphChange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GraphChangeAdapter.java</text:p>
          </table:table-cell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tereotypeListModel.java</text:p>
          </table:table-cell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tereotypeListModel.java</text:p>
          </table:table-cell>
          <table:table-cell office:value-type="string" calcext:value-type="string">
            <text:p>/trunk/src_new/org/argouml/notation/providers/uml/Attribute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WithoutNod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Exception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Exception.java</text:p>
          </table:table-cell>
          <table:table-cell office:value-type="string" calcext:value-type="string">
            <text:p>/trunk/src_new/org/argouml/uml/diagram/static_structure/ClassDiagramGraphMod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application/events/ArgoDiagramAppearanceEven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ListSet.java</text:p>
          </table:table-cell>
          <table:table-cell office:value-type="string" calcext:value-type="string">
            <text:p>/trunk/src_new/org/argouml/cognitive/checklist/Checklis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ListSet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tylePanelFigText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TMResults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ereotype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ereotype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InstanceWithoutClassifi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itProfileSubsystem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itProfileSubsystem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ToCollabor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ircularInheritan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mmaryToInheritanc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imeEvent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imeEven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OutgoingDependency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edicateFind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edicateFin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WithoutCompon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Attribu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ttribu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Item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moduleloader/InitModuleLoad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InitModuleLoader.java</text:p>
          </table:table-cell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GeneralizableElementToSpecialized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ControlMech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explorer/PerspectiveConfigurator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PerspectiveConfigurator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tereotypeView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ateMachin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plashPan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plashPanel.java</text:p>
          </table:table-cell>
          <table:table-cell office:value-type="string" calcext:value-type="string">
            <text:p>/trunk/src_new/org/argouml/application/helpers/Application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Find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Find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UpArrowIcon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UpArrowIcon.java</text:p>
          </table:table-cell>
          <table:table-cell office:value-type="string" calcext:value-type="string">
            <text:p>/trunk/src_new/org/argouml/cognitive/ui/TabToDoTarge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ircularAssocClas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AddInstanceVariable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notation/providers/TestNotation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notation/providers/TestNotation.java</text:p>
          </table:table-cell>
          <table:table-cell office:value-type="string" calcext:value-type="string">
            <text:p>/trunk/src_new/org/argouml/notation/NotationName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lassWithoutCompon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hortcutField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hortcutField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generator/AnonymousClassCodePiece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ereotypeToTagDefini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InternalTran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AllPubl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LinkToStimuli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string" calcext:value-type="string">
            <text:p>/trunk/src_new/org/argouml/application/events/ArgoDiagramAppearanceEv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ompon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ui/TableModelCritic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Path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Path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StereotypeTagDefinitionListModel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Inherit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Inheritance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ByGoal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Goal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AssociationNam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OppEnd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Class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Class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generator/AbstractSection.java</text:p>
          </table:table-cell>
          <table:table-cell office:value-type="string" calcext:value-type="string">
            <text:p>/trunk/src_new/org/argouml/notation/providers/uml/NotationUtility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FileImportUtil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FileImportUtils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ByOffend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InteractionToMessage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LoadSwingWork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LoadSwingWork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DnDExplorerTre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DnDExplorerTree.java</text:p>
          </table:table-cell>
          <table:table-cell office:value-type="string" calcext:value-type="string">
            <text:p>/trunk/src_new/org/argouml/ui/explorer/Relocatabl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Visibility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Visibility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ObjectFlowStateTyp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ObjectFlowStateTyp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string" calcext:value-type="string">
            <text:p>/trunk/src_new/org/argouml/cognitive/ui/ActionGoToCritique.java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notation/Transition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Transition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ClassifierRol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ClassifierRol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string" calcext:value-type="string">
            <text:p>/trunk/src_new/org/argouml/notation/Init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targetmanager/ActionAddAttribut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ActionAddAttribute.java</text:p>
          </table:table-cell>
          <table:table-cell office:value-type="string" calcext:value-type="string">
            <text:p>/trunk/src_new/org/argouml/ui/targetmanager/ActionAddOperatio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StylePanelFigMessag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tylePanelFigMessag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Oper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lOperationCompartment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lOperationCompartment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ar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ar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Extension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Extension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ParseState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GoalModel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fileConfiguration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fileConfigurationFilePersister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mmaryToAssoci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DismissToDoItem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DismissToDoItem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SourcePathControllerImpl.java</text:p>
          </table:table-cell>
          <table:table-cell office:value-type="string" calcext:value-type="string">
            <text:p>/trunk/src_new/org/argouml/uml/reveng/java/Model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etPath.java</text:p>
          </table:table-cell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ransi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stanc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UMLFeatureOwnerScopeCheckBox.java</text:p>
          </table:table-cell>
          <table:table-cell office:value-type="string" calcext:value-type="string">
            <text:p>/trunk/src_new/org/argouml/ui/cmd/ActionNew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til/KeyEventUtils.java</text:p>
          </table:table-cell>
          <table:table-cell office:value-type="string" calcext:value-type="string">
            <text:p>/trunk/src_new/org/argouml/ui/cmd/ShortcutMg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ommentEdg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rivateHandle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rivateHandl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ocumentationManager.java</text:p>
          </table:table-cell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ocumentationManager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MEName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LeftArrowIcon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LeftArrowIcon.java</text:p>
          </table:table-cell>
          <table:table-cell office:value-type="string" calcext:value-type="string">
            <text:p>/trunk/src_new/org/argouml/cognitive/ui/TabToDoTarge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taskmgmt/ProgressEvent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taskmgmt/ProgressEvent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InitJavaCritic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cognitive/critics/InitJavaCritic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AssociationRol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ToBaseElement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InitNotationU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InitNotationUI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Agency.java</text:p>
          </table:table-cell>
          <table:table-cell office:value-type="string" calcext:value-type="string">
            <text:p>/trunk/src_new/org/argouml/cognitive/ControlMech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til/MyTokenizer.java</text:p>
          </table:table-cell>
          <table:table-cell office:value-type="string" calcext:value-type="string">
            <text:p>/trunk/src_new/org/argouml/cognitive/ListSe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ction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Action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DataType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StandardC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ructuralFeatur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ModelElement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ModelElement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ModeAction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etModeAction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Class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ClassDiagram.java</text:p>
          </table:table-cell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ListToPriorityT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ActionNewToDoItem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NewToDoItem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cis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EnumerationLiteral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EnumerationLiteral.java</text:p>
          </table:table-cell>
          <table:table-cell office:value-type="string" calcext:value-type="string">
            <text:p>/trunk/src_new/org/argouml/uml/diagram/static_structure/ui/FigEnume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java/Modell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_new/org/argouml/uml/reveng/java/Modeller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lAttributeCompartment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lAttributeCompartment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.26315789473684" calcext:value-type="float">
            <text:p>5.26315789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.26315789473684" calcext:value-type="float">
            <text:p>5.26315789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i/cmd/ActionSystemInfo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SystemInfo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AssociationEndNameNotationJava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InitDiagramAppearanceU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InitDiagramAppearanceUI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InsideElemen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Descript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Path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Path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tests/org/argouml/cognitive/TestResolve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ModelElementNameNotationUml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Stat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Dialog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ProjectSettingsDialog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NotationNameImpl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NameImpl.java</text:p>
          </table:table-cell>
          <table:table-cell office:value-type="string" calcext:value-type="string">
            <text:p>/trunk/src_new/org/argouml/ui/cmd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Stereotyp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WrongDepEnd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mpleState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impleState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Instanc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ctionResolve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Resolve.java</text:p>
          </table:table-cell>
          <table:table-cell office:value-type="string" calcext:value-type="string">
            <text:p>/trunk/src_new/org/argouml/cognitive/ui/ActionSnooz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ToDoItemAction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ToDoItemAction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UMLActivityDiagram.java</text:p>
          </table:table-cell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uml/diagram/activity/ui/UMLActivityDiagram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uml/notation/Call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Call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DiagramToNod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New.java</text:p>
          </table:table-cell>
          <table:table-cell office:value-type="string" calcext:value-type="string">
            <text:p>/trunk/src_new/org/argouml/uml/diagram/static_structure/ui/FigFeatur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New.java</text:p>
          </table:table-cell>
          <table:table-cell office:value-type="string" calcext:value-type="string">
            <text:p>/trunk/src_new/org/argouml/uml/ui/foundation/core/UMLFeatureOwnerScopeCheckBox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profile/ZipModelLoader.java</text:p>
          </table:table-cell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ZipModelLoader.java</text:p>
          </table:table-cell>
          <table:table-cell office:value-type="string" calcext:value-type="string">
            <text:p>/trunk/src_new/org/argouml/persistence/Uml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ui/FigNameWithAbstrac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ElementToMachin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mpositeStateToSubvertex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allEvent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allEvent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til/Argo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til/Argo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hecklist/Ini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Realiz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MultipleRealiz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PriorityNod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ToElement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string" calcext:value-type="string">
            <text:p>/trunk/src_new/org/argouml/notation/providers/Multiplicity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ActionSnooze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Snooze.java</text:p>
          </table:table-cell>
          <table:table-cell office:value-type="string" calcext:value-type="string">
            <text:p>/trunk/src_new/org/argouml/cognitive/ui/ActionResolv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XmlInputStream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XmlInputStream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Perspective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Package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tylePanelFigPackage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GraphChangeAdapter.java</text:p>
          </table:table-cell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raphChangeAdapter.java</text:p>
          </table:table-cell>
          <table:table-cell office:value-type="string" calcext:value-type="string">
            <text:p>/trunk/src_new/org/argouml/uml/diagram/GraphChange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InitUiCmdSubsys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InitUiCmdSubsystem.java</text:p>
          </table:table-cell>
          <table:table-cell office:value-type="string" calcext:value-type="string">
            <text:p>/trunk/src_new/org/argouml/ui/GUI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DupParam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string" calcext:value-type="string">
            <text:p>/trunk/src_new/org/argouml/ui/AbstractArgoJ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ActionGoToCritiqu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ctionGoToCritique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ListToDecisionsToItem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IncomingTran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Diagram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ObjectFlowState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ObjectFlowState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WizNavigabl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IItemUID.java</text:p>
          </table:table-cell>
          <table:table-cell office:value-type="string" calcext:value-type="string">
            <text:p>/trunk/src_new/org/argouml/persistence/Privat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IItemUID.java</text:p>
          </table:table-cell>
          <table:table-cell office:value-type="string" calcext:value-type="string">
            <text:p>/trunk/src_new/org/argouml/uml/diagram/ArgoDiagramImp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ttributesCompartmentContain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ttributesCompartmentContain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UserInterfaceContain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UserInterfaceContainer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reveng/java/ClassifierContext.java</text:p>
          </table:table-cell>
          <table:table-cell office:value-type="string" calcext:value-type="string">
            <text:p>/trunk/src_new/org/argouml/uml/reveng/java/Con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ClassifierContext.java</text:p>
          </table:table-cell>
          <table:table-cell office:value-type="string" calcext:value-type="string">
            <text:p>/trunk/src_new/org/argouml/uml/reveng/java/OuterClassifierCon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TransitionToTarge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AddOperation.java</text:p>
          </table:table-cell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rofile/DefaultTypeStrategy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DefaultTypeStrategy.java</text:p>
          </table:table-cell>
          <table:table-cell office:value-type="string" calcext:value-type="string">
            <text:p>/trunk/src_new/org/argouml/profile/Formating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NamespaceToOwnedElement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model-mdr/src/org/argouml/model/mdr/CommonBehaviorHelperMDRImp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-mdr/src/org/argouml/model/mdr/CommonBehaviorHelperMDRImpl.java</text:p>
          </table:table-cell>
          <table:table-cell office:value-type="string" calcext:value-type="string">
            <text:p>/trunk/src/model-mdr/tests/org/argouml/model/mdr/TestMDRModelImplementationCre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ListToOffenderT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A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ByPost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Link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Link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DupRoleNam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DupRoleNam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UMLUseCaseExtensionPoint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UMLUseCaseExtensionPoint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Decis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hecklist/ChecklistStatu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StereotypeText.java</text:p>
          </table:table-cell>
          <table:table-cell office:value-type="string" calcext:value-type="string">
            <text:p>/trunk/src_new/org/argouml/application/api/Quadrant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StereotypeText.java</text:p>
          </table:table-cell>
          <table:table-cell office:value-type="string" calcext:value-type="string">
            <text:p>/trunk/src_new/org/argouml/persistence/LastLoadInfo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Note.java</text:p>
          </table:table-cell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Note.java</text:p>
          </table:table-cell>
          <table:table-cell office:value-type="string" calcext:value-type="string">
            <text:p>/trunk/src_new/org/argouml/uml/diagram/static_structure/layout/Classdiagram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Generaliz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Generaliz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ModeCreateMessage.java</text:p>
          </table:table-cell>
          <table:table-cell office:value-type="string" calcext:value-type="string">
            <text:p>/trunk/src_new/org/argouml/uml/diagram/ui/ActionSetAddMessageMod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NamespaceToClassifierAndPackag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odelElementCommentDocument.java</text:p>
          </table:table-cell>
          <table:table-cell office:value-type="string" calcext:value-type="string">
            <text:p>/trunk/src_new/org/argouml/uml/ui/TabDocument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odelElementCommentDocument.java</text:p>
          </table:table-cell>
          <table:table-cell office:value-type="string" calcext:value-type="string">
            <text:p>/trunk/src_new/org/argouml/uml/ui/Tab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SetAddMessageMode.java</text:p>
          </table:table-cell>
          <table:table-cell office:value-type="string" calcext:value-type="string">
            <text:p>/trunk/src_new/org/argouml/uml/diagram/sequence/ui/ModeCreateMessa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StructuralFeatur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StructuralFeatur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ActivityDiagramRenderer.java</text:p>
          </table:table-cell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Activity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java/Context.java</text:p>
          </table:table-cell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rofile/internal/UserDefinedProfile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UserDefinedProfile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cognitive/critics/Test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ArgoFig.java</text:p>
          </table:table-cell>
          <table:table-cell office:value-type="string" calcext:value-type="string">
            <text:p>/trunk/src_new/org/argouml/uml/diagram/ui/ArgoFigGrou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Fig.java</text:p>
          </table:table-cell>
          <table:table-cell office:value-type="string" calcext:value-type="string">
            <text:p>/trunk/src_new/org/argouml/uml/diagram/ui/FigCompart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Multiplicity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RealizationEdge.java</text:p>
          </table:table-cell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RealizationEdge.java</text:p>
          </table:table-cell>
          <table:table-cell office:value-type="string" calcext:value-type="string">
            <text:p>/trunk/src_new/org/argouml/uml/diagram/static_structure/layout/Classdiagram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model-mdr/src/org/argouml/model/mdr/ModelEventPumpMDRImpl.java</text:p>
          </table:table-cell>
          <table:table-cell office:value-type="string" calcext:value-type="string">
            <text:p>/trunk/src/model-mdr/tests/org/argouml/model/mdr/TestMDRModelImplementationCre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AssociationEndNam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InsideElem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xception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xception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java/AttributeNotationJava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odelElementTaggedValueDocument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gefext/ArgoModeCreateFigRRec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RRec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ProjectMemberTodoLis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Circle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Circle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hildGenFind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UsageStatistic.java</text:p>
          </table:table-cell>
          <table:table-cell office:value-type="string" calcext:value-type="string">
            <text:p>/trunk/src_new/org/argouml/kernel/AbstractProjectMemb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UsageStatistic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lectionMoveClarifiers.java</text:p>
          </table:table-cell>
          <table:table-cell office:value-type="string" calcext:value-type="string">
            <text:p>/trunk/src_new/org/argouml/uml/diagram/ui/Clarifiab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lectionMoveClarifiers.java</text:p>
          </table:table-cell>
          <table:table-cell office:value-type="string" calcext:value-type="string">
            <text:p>/trunk/src_new/org/argouml/uml/diagram/ui/SelectionNodeClarifiers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CueCard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Java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Java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ifier.java</text:p>
          </table:table-cell>
          <table:table-cell office:value-type="string" calcext:value-type="string">
            <text:p>/trunk/src_new/org/argouml/uml/ui/UMLTaggedValue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ifier.java</text:p>
          </table:table-cell>
          <table:table-cell office:value-type="string" calcext:value-type="string">
            <text:p>/trunk/src_new/org/argouml/uml/ui/foundation/core/PropPanelClas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TokenTabl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igna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Owner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Owner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AssociationEndList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AssociationEndList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DiagramToEdg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AssocRoleToMessages.java</text:p>
          </table:table-cell>
          <table:table-cell office:value-type="string" calcext:value-type="string">
            <text:p>/trunk/src_new/org/argouml/ui/explorer/rules/GoBehavioralFeatureToStateMach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Collabora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ActionAddAttribute.java</text:p>
          </table:table-cell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UselessAbstra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TaggedValueCheckBox.java</text:p>
          </table:table-cell>
          <table:table-cell office:value-type="string" calcext:value-type="string">
            <text:p>/trunk/src_new/org/argouml/uml/ui/ActionBooleanTaggedValu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TaggedValueCheckBox.java</text:p>
          </table:table-cell>
          <table:table-cell office:value-type="string" calcext:value-type="string">
            <text:p>/trunk/src_new/org/argouml/uml/ui/UMLDeprecated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OnlyPrivateConstructor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OnlyPrivateConstructor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Ink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Ink.java</text:p>
          </table:table-cell>
          <table:table-cell office:value-type="string" calcext:value-type="string">
            <text:p>/trunk/src_new/org/argouml/gefext/ArgoFigL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model/src/org/argouml/model/AbstractModelEventPump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AbstractModelEventPump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Clarifiable.java</text:p>
          </table:table-cell>
          <table:table-cell office:value-type="string" calcext:value-type="string">
            <text:p>/trunk/src_new/org/argouml/uml/diagram/ui/SelectionNodeClarifiers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collaboration/ui/FigAssociationRo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collaboration/ui/FigAssociationRo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api/Predicate.java</text:p>
          </table:table-cell>
          <table:table-cell office:value-type="string" calcext:value-type="string">
            <text:p>/trunk/src_new/org/argouml/uml/ui/TabSr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ProjectFactory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kernel/ProjectFactory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ClassToNavigableClas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ResourceModelLoader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ResourceModelLoader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ScrollLis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ScrollLis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string" calcext:value-type="string">
            <text:p>/trunk/src_new/org/argouml/uml/ui/foundation/core/UMLClassifierCollabor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cognitive/critics/CrReservedNameJava.java</text:p>
          </table:table-cell>
          <table:table-cell office:value-type="string" calcext:value-type="string">
            <text:p>/trunk/src_new/org/argouml/uml/cognitive/critics/CrReservedName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ActionArgument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ActionArgument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nAggDataTyp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Compartment.java</text:p>
          </table:table-cell>
          <table:table-cell office:value-type="string" calcext:value-type="string">
            <text:p>/trunk/src_new/org/argouml/uml/diagram/ui/ArgoFi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Compartment.java</text:p>
          </table:table-cell>
          <table:table-cell office:value-type="string" calcext:value-type="string">
            <text:p>/trunk/src_new/org/argouml/uml/diagram/ui/ArgoFigGrou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ListToPosterT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AttrName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hecklist/Checklis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AlreadyRealize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cognitive/Test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ChangeDispatch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ChangeDispatch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ChangeabilityRadioButtonPanel.java</text:p>
          </table:table-cell>
          <table:table-cell office:value-type="string" calcext:value-type="string">
            <text:p>/trunk/src_new/org/argouml/uml/ui/foundation/core/UMLAssociationEndAggregation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ChangeabilityRadioButtonPanel.java</text:p>
          </table:table-cell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rofile/internal/JavaFormatingStrategy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JavaFormatingStrategy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ListListen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Java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til/EnumerationIterator.java</text:p>
          </table:table-cell>
          <table:table-cell office:value-type="string" calcext:value-type="string">
            <text:p>/trunk/src_new/org/argouml/util/IteratorEnumer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StylePanelFigAssociationClass.java</text:p>
          </table:table-cell>
          <table:table-cell office:value-type="string" calcext:value-type="string">
            <text:p>/trunk/src_new/org/argouml/uml/diagram/ui/FigAssociationClas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ProfileJava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ProfileJava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bResult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lassifierToBehavioralFeatur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DescendantClasses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MemberLis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kernel/MemberLis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cognitive/critics/CrMultiComposit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ClassifierComboBox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ClassifierComboBoxModel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Edge.java</text:p>
          </table:table-cell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Edge.java</text:p>
          </table:table-cell>
          <table:table-cell office:value-type="string" calcext:value-type="string">
            <text:p>/trunk/src_new/org/argouml/uml/diagram/static_structure/layout/ClassdiagramGeneralization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ModeCreateFigText.java</text:p>
          </table:table-cell>
          <table:table-cell office:value-type="string" calcext:value-type="string">
            <text:p>/trunk/src_new/org/argouml/gefext/ArgoFig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ModeCreateFigText.java</text:p>
          </table:table-cell>
          <table:table-cell office:value-type="string" calcext:value-type="string">
            <text:p>/trunk/src_new/org/argouml/gefext/ArgoModeCreateFig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InitialState.java</text:p>
          </table:table-cell>
          <table:table-cell office:value-type="string" calcext:value-type="string">
            <text:p>/trunk/src_new/org/argouml/uml/diagram/state/ui/FigFinal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InitialState.java</text:p>
          </table:table-cell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Permission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rofile/internal/ProfileManagerImpl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ProfileManagerImpl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TransitiontoEffec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OppEndVsAtt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xception.java</text:p>
          </table:table-cell>
          <table:table-cell office:value-type="string" calcext:value-type="string">
            <text:p>/trunk/src_new/org/argouml/uml/diagram/static_structure/ui/Class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xception.java</text:p>
          </table:table-cell>
          <table:table-cell office:value-type="string" calcext:value-type="string">
            <text:p>/trunk/src_new/org/argouml/uml/diagram/static_structure/ui/FigSigna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Stereotype.java</text:p>
          </table:table-cell>
          <table:table-cell office:value-type="string" calcext:value-type="string">
            <text:p>/trunk/src_new/org/argouml/uml/ui/UMLListCellRenderer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Stereotype.java</text:p>
          </table:table-cell>
          <table:table-cell office:value-type="string" calcext:value-type="string">
            <text:p>/trunk/src_new/org/argouml/uml/ui/UMLMutable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arameter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arameter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GeneralizationEdge.java</text:p>
          </table:table-cell>
          <table:table-cell office:value-type="string" calcext:value-type="string">
            <text:p>/trunk/src_new/org/argouml/uml/diagram/static_structure/layout/ClassdiagramAssociation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GeneralizationEdge.java</text:p>
          </table:table-cell>
          <table:table-cell office:value-type="string" calcext:value-type="string">
            <text:p>/trunk/src_new/org/argouml/uml/diagram/static_structure/layout/Classdiagram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Messa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Messa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DeploymentDiagramGraphMod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DeploymentDiagramGraphModel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SetChangeability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XmiInputStream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UndoEnabl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UndoEnabler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essageToAc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Connection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Connection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StreamModelLoader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StreamModelLoader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Permission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DerivedCheckBox.java</text:p>
          </table:table-cell>
          <table:table-cell office:value-type="string" calcext:value-type="string">
            <text:p>/trunk/src_new/org/argouml/uml/ui/ActionBooleanTaggedValu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DerivedCheckBox.java</text:p>
          </table:table-cell>
          <table:table-cell office:value-type="string" calcext:value-type="string">
            <text:p>/trunk/src_new/org/argouml/uml/ui/UMLDeprecated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ZeroLengthEdg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ultiplicityPan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ultiplicityPan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lassMustBeAbstra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InstanceListModel.java</text:p>
          </table:table-cell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Instance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LastLoadInfo.java</text:p>
          </table:table-cell>
          <table:table-cell office:value-type="string" calcext:value-type="string">
            <text:p>/trunk/src_new/org/argouml/application/api/Quadrant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LastLoadInfo.java</text:p>
          </table:table-cell>
          <table:table-cell office:value-type="string" calcext:value-type="string">
            <text:p>/trunk/src_new/org/argouml/uml/diagram/ui/FigStereotype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erManager.java</text:p>
          </table:table-cell>
          <table:table-cell office:value-type="string" calcext:value-type="string">
            <text:p>/trunk/src_new/org/argouml/uml/reveng/FileImportUtil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model/src/org/argouml/model/UmlFacto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UmlFacto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ardI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Typ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lassToSummary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Permission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gedValue.java</text:p>
          </table:table-cell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gedValue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model/src/org/argouml/model/MetaTyp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MetaTyp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StereotypeBCSelectionPanel.java</text:p>
          </table:table-cell>
          <table:table-cell office:value-type="string" calcext:value-type="string">
            <text:p>/trunk/src_new/org/argouml/uml/ui/UMLListCellRenderer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StereotypeBCSelectionPanel.java</text:p>
          </table:table-cell>
          <table:table-cell office:value-type="string" calcext:value-type="string">
            <text:p>/trunk/src_new/org/argouml/uml/ui/UMLMutable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Transition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AncestorClasses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Attribut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SeqInstanceWithoutClassifi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java/OperationNotationJava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.java</text:p>
          </table:table-cell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Link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onsiderFacade.java</text:p>
          </table:table-cell>
          <table:table-cell office:value-type="string" calcext:value-type="string">
            <text:p>/trunk/src_new/org/argouml/pattern/cognitive/critics/CrConsiderFacad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arentListModel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DisambigState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Action.java</text:p>
          </table:table-cell>
          <table:table-cell office:value-type="string" calcext:value-type="string">
            <text:p>/trunk/src_new/org/argouml/uml/ui/behavior/common_behavior/PropPanelSendAc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ToDoListEv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gefext/ArgoFigCircle.java</text:p>
          </table:table-cell>
          <table:table-cell office:value-type="string" calcext:value-type="string">
            <text:p>/trunk/src_new/org/argouml/gefext/ArgoFigL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FigNodeStrategy.java</text:p>
          </table:table-cell>
          <table:table-cell office:value-type="string" calcext:value-type="string">
            <text:p>/trunk/src_new/org/argouml/profile/Formating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Downstream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EnumerationToLiteral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WrongLinkEnd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ackageToClas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Subsyste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i/explorer/rules/GoSignalToRecep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gefext/ArgoFigRRec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RRec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se_case/ui/FigInclude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FigInclude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TransitionToSourc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TooManyClasses.java</text:p>
          </table:table-cell>
          <table:table-cell office:value-type="string" calcext:value-type="string">
            <text:p>/trunk/src_new/org/argouml/uml/cognitive/critics/InitCognitive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AssociationNameNotationJava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NameOrd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NameOrder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eature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eature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InstanceWithoutClassifi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Compound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TransitionToGuard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UMLExpressionBodyField.java</text:p>
          </table:table-cell>
          <table:table-cell office:value-type="string" calcext:value-type="string">
            <text:p>/trunk/src_new/org/argouml/uml/ui/foundation/core/PropPanelAttribu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string" calcext:value-type="string">
            <text:p>/trunk/src_new/org/argouml/cognitive/ControlMe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_new/org/argouml/uml/profile/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ProfileIcon.java</text:p>
          </table:table-cell>
          <table:table-cell office:value-type="string" calcext:value-type="string">
            <text:p>/trunk/src_new/org/argouml/uml/diagram/ui/FigStereotypesCompartmen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layout/ActivityDiagramLayou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layout/ActivityDiagramLayouter.java</text:p>
          </table:table-cell>
          <table:table-cell office:value-type="string" calcext:value-type="string">
            <text:p>/trunk/src_new/org/argouml/ui/explorer/ExplorerTreeNod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ui/GoListToTypeT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ObjectNotationUm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DiagramAppear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Machin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OuterClassifierContext.java</text:p>
          </table:table-cell>
          <table:table-cell office:value-type="string" calcext:value-type="string">
            <text:p>/trunk/src_new/org/argouml/uml/reveng/java/ClassifierContex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java/OuterClassifierContext.java</text:p>
          </table:table-cell>
          <table:table-cell office:value-type="string" calcext:value-type="string">
            <text:p>/trunk/src_new/org/argouml/uml/reveng/java/Contex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GenerateAl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string" calcext:value-type="string">
            <text:p>/trunk/src_new/org/argouml/uml/diagram/ui/OneRow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attern/cognitive/critics/InitPatternCritic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attern/cognitive/critics/InitPatternCritic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FormatingStrategy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FormatingStrategy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Line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Line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Agency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upplierDependencyList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upplierDependencyList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equence/ui/SelectionClassifierRol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SelectionClassifierRol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ModePlacePackage.java</text:p>
          </table:table-cell>
          <table:table-cell office:value-type="string" calcext:value-type="string">
            <text:p>/trunk/src_new/org/argouml/uml/diagram/activity/ui/ActionCreate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ModePlacePackage.java</text:p>
          </table:table-cell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ExplorerTreeModel.java</text:p>
          </table:table-cell>
          <table:table-cell office:value-type="string" calcext:value-type="string">
            <text:p>/trunk/src_new/org/argouml/ui/explorer/ExplorerTre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UseCaseToExtensionPoin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profile/ProfileCp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Cpp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ynch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UtilityViolated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Interac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reateAction.java</text:p>
          </table:table-cell>
          <table:table-cell office:value-type="string" calcext:value-type="string">
            <text:p>/trunk/src_new/org/argouml/uml/ui/behavior/activity_graphs/PropPanelCall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reateAction.java</text:p>
          </table:table-cell>
          <table:table-cell office:value-type="string" calcext:value-type="string">
            <text:p>/trunk/src_new/org/argouml/uml/ui/behavior/common_behavior/PropPanelSendAc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bstrac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bstrac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TagDefinition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Facade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Facade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endAction.java</text:p>
          </table:table-cell>
          <table:table-cell office:value-type="string" calcext:value-type="string">
            <text:p>/trunk/src_new/org/argouml/uml/ui/behavior/activity_graphs/PropPanelCall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endAction.java</text:p>
          </table:table-cell>
          <table:table-cell office:value-type="string" calcext:value-type="string">
            <text:p>/trunk/src_new/org/argouml/uml/ui/behavior/common_behavior/PropPanelAc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trunk/src_new/org/argouml/gefext/ArgoModeCreateFigLine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Line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WizAddOperation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UselessInterfac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/ProfileUM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UM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Tex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gefext/ArgoModeCreateFigTex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ent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cognitive/critics/CrConflictingComposite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UMLDeprecatedCheckBox.java</text:p>
          </table:table-cell>
          <table:table-cell office:value-type="string" calcext:value-type="string">
            <text:p>/trunk/src_new/org/argouml/uml/ui/ActionBooleanTaggedValu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DeprecatedCheckBox.java</text:p>
          </table:table-cell>
          <table:table-cell office:value-type="string" calcext:value-type="string">
            <text:p>/trunk/src_new/org/argouml/uml/ui/UMLDerived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AbstractCommand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ChildListModel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critics/ui/TableCritics.java</text:p>
          </table:table-cell>
          <table:table-cell office:value-type="string" calcext:value-type="string">
            <text:p>/trunk/src_new/org/argouml/cognitive/critics/ui/TableModel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BreakCircularComp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EnumerationLiterals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EnumerationLiterals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tateToDoActivity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Cu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Cu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timulusToAc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generator/FileGenerator.java</text:p>
          </table:table-cell>
          <table:table-cell office:value-type="string" calcext:value-type="string">
            <text:p>/trunk/src_new/org/argouml/uml/generator/FileGenerator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ParameterDirectionKindRadioButtonPanel.java</text:p>
          </table:table-cell>
          <table:table-cell office:value-type="string" calcext:value-type="string">
            <text:p>/trunk/src_new/org/argouml/uml/ui/UML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ParameterDirectionKindRadioButtonPanel.java</text:p>
          </table:table-cell>
          <table:table-cell office:value-type="string" calcext:value-type="string">
            <text:p>/trunk/src_new/org/argouml/uml/ui/foundation/core/ActionSetParameterDirectionKin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ActionNewParame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Java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Java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ignal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explorer/rules/GoClassToAssociatedClas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StructuralFeatureListModel.java</text:p>
          </table:table-cell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StructuralFeature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PackageContext.java</text:p>
          </table:table-cell>
          <table:table-cell office:value-type="string" calcext:value-type="string">
            <text:p>/trunk/src_new/org/argouml/uml/generator/ui/ClassGenerationDialog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java/PackageContext.java</text:p>
          </table:table-cell>
          <table:table-cell office:value-type="string" calcext:value-type="string">
            <text:p>/trunk/src_new/org/argouml/uml/reveng/java/ClassifierContex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tateToExi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Entry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Ink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Ink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DiagramNameDocumen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UMLStateMachineContextComboBoxModel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AbstractCrTooMany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ComponentToResidentModelElemen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Behavior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StatusEventListener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OutgoingTran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FinalState.java</text:p>
          </table:table-cell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SummaryToIncomingDependency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ListToGoalsToItem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AddTopLevelPackag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AddTopLevelPackage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mmen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NodeToResidentComponent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WizManyName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FeatureOwnerScope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Dependenc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Dependenc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lassifi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Messag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SubsystemUtility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SubsystemUtility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InheritanceEd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InheritanceEd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profile/UserDefinedProfile.java</text:p>
          </table:table-cell>
          <table:table-cell office:value-type="string" calcext:value-type="string">
            <text:p>/trunk/src_new/org/argouml/ui/explorer/rules/GoProjectToRoot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FigCallState.java</text:p>
          </table:table-cell>
          <table:table-cell office:value-type="string" calcext:value-type="string">
            <text:p>/trunk/src_new/org/argouml/uml/diagram/activity/ui/FigSubactivity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NotationProvid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DirectionKind.java</text:p>
          </table:table-cell>
          <table:table-cell office:value-type="string" calcext:value-type="string">
            <text:p>/trunk/src_new/org/argouml/uml/ui/UML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DirectionKind.java</text:p>
          </table:table-cell>
          <table:table-cell office:value-type="string" calcext:value-type="string">
            <text:p>/trunk/src_new/org/argouml/uml/ui/foundation/core/UMLParameterDirectionKind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string" calcext:value-type="string">
            <text:p>/trunk/src_new/org/argouml/uml/diagram/activity/ui/Partition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rofile/ProfileManager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Manager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ubmachineStateToStateMachin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ClientDependencyList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ClientDependencyList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ByPriority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Excep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Except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CheckBox2.java</text:p>
          </table:table-cell>
          <table:table-cell office:value-type="string" calcext:value-type="string">
            <text:p>/trunk/src_new/org/argouml/uml/ui/UMLComboBoxModel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CheckBox2.java</text:p>
          </table:table-cell>
          <table:table-cell office:value-type="string" calcext:value-type="string">
            <text:p>/trunk/src_new/org/argouml/uml/ui/foundation/core/ActionSetElementOwnershipSpecifica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mmentEdg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mmentEdge.java</text:p>
          </table:table-cell>
          <table:table-cell office:value-type="string" calcext:value-type="string">
            <text:p>/trunk/src_new/org/argouml/uml/UUID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state_machines/AbstractPropPanelState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AbstractPropPanelState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OperOnly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cisionModel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Exception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Exception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CallStat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ModeCreateAssociationEn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AssociationEn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ExplorerTreeNod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NotationUtilityUm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ToNod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Poly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Poly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llegalGeneralization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onSynchCheckBox.java</text:p>
          </table:table-cell>
          <table:table-cell office:value-type="string" calcext:value-type="string">
            <text:p>/trunk/src_new/org/argouml/uml/ui/behavior/activity_graphs/ActionSetSy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onSynchCheckBox.java</text:p>
          </table:table-cell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op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application/api/QuadrantPanel.java</text:p>
          </table:table-cell>
          <table:table-cell office:value-type="string" calcext:value-type="string">
            <text:p>/trunk/src_new/org/argouml/uml/diagram/ui/FigStereotype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FinalSubclassed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ProfileConfigurationToProfi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fileConfigurationToProfi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SetStructuralFeature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StructuralFeature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WithoutNod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i/StylePanelFigTex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TMResult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vityGraphContextComboBox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UMLActivityGraphContextComboBoxModel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mponentInstanceWithoutClassifi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ActivityGraph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ActivityGraph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Generalization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Generalization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ModelToDiagrams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ToDiagrams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ToCollabora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ircularInheritanc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Facto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Facto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mmaryToInheritanc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Namespac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Namespac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OutgoingDependency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Mai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2.9032258064516" calcext:value-type="float">
            <text:p>12.903225806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trunk/src_new/org/argouml/application/Main.java</text:p>
          </table:table-cell>
          <table:table-cell office:value-type="string" calcext:value-type="string">
            <text:p>/trunk/src_new/org/argouml/application/Subsystem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trunk/src_new/org/argouml/uml/ui/UMLLinkedLis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LinkedLis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WithoutCompon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Ite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GeneralizableElementToSpecialized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ElementOwnershipSpecification.java</text:p>
          </table:table-cell>
          <table:table-cell office:value-type="string" calcext:value-type="string">
            <text:p>/trunk/src_new/org/argouml/uml/ui/UMLCheckBox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ElementOwnershipSpecification.java</text:p>
          </table:table-cell>
          <table:table-cell office:value-type="string" calcext:value-type="string">
            <text:p>/trunk/src_new/org/argouml/uml/ui/model_management/PropPanelElementImpor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ControlMech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InitCognitiveCritic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InitCognitiveCritics.java</text:p>
          </table:table-cell>
          <table:table-cell office:value-type="string" calcext:value-type="string">
            <text:p>/trunk/src_new/org/argouml/uml/cognitive/critics/CrInvalidHistory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BooleanTaggedValu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BooleanTaggedValu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profile/internal/ModelUtils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ModelUtils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tereotypeView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string" calcext:value-type="string">
            <text:p>/trunk/src_new/org/argouml/kernel/Project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ateMachin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CircularAssocClas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WizAddInstanceVariabl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Rec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Rec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ClassWithoutCompon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UIDHelp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UIDHelper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AnonymousClassCodePiec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ereotypeToTagDefini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FigHead.java</text:p>
          </table:table-cell>
          <table:table-cell office:value-type="string" calcext:value-type="string">
            <text:p>/trunk/src_new/org/argouml/uml/diagram/sequence/ui/FigLifeL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FigHead.java</text:p>
          </table:table-cell>
          <table:table-cell office:value-type="string" calcext:value-type="string">
            <text:p>/trunk/src_new/org/argouml/uml/diagram/sequence/ui/FigMessagePor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Poly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Poly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ToInternalTran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InterfaceAllPubl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LinkToStimuli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Parameter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ObjectWithoutCompon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ui/TableModelCritics.java</text:p>
          </table:table-cell>
          <table:table-cell office:value-type="string" calcext:value-type="string">
            <text:p>/trunk/src_new/org/argouml/cognitive/critics/ui/Table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UMLExtendExtensionPoint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use_cases/UMLExtendExtensionPoint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StereotypeTagDefinitionListModel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gefext/ArgoModeCreateFigSpline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ModeCreateFigSpline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ForkOutgoingTransi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ForkOutgoingTransi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lementResidenc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lementResidence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SelectionActionStat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SelectionActionState.java</text:p>
          </table:table-cell>
          <table:table-cell office:value-type="string" calcext:value-type="string">
            <text:p>/trunk/src_new/org/argouml/uml/diagram/deployment/ui/SelectionComponen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e/ui/FigFork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Fork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AssociationNam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-mdr/tests/org/argouml/model/mdr/TestMDRModelImplementationCrea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-mdr/tests/org/argouml/model/mdr/TestMDRModelImplementationCrea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OppEnd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generator/AbstractSection.java</text:p>
          </table:table-cell>
          <table:table-cell office:value-type="string" calcext:value-type="string">
            <text:p>/trunk/src_new/org/argouml/notation/providers/uml/NodeInstance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ByOffend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InteractionToMessage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diagram/ui/FigDependenc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Dependenc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Mutable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MutableLinkedList.java</text:p>
          </table:table-cell>
          <table:table-cell office:value-type="string" calcext:value-type="string">
            <text:p>/trunk/src_new/org/argouml/uml/ui/AbstractActionRemove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rofile/internal/ProfileUML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ProfileUML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Feature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Feature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LinkConnection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UMLLinkConnection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ameter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ameter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uml/ui/TestTabStyle.java</text:p>
          </table:table-cell>
          <table:table-cell office:value-type="string" calcext:value-type="string">
            <text:p>/trunk/src_new/org/argouml/uml/diagram/static_structure/ui/FigInsta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uml/ui/TestTabStyle.java</text:p>
          </table:table-cell>
          <table:table-cell office:value-type="string" calcext:value-type="string">
            <text:p>/trunk/tests/org/argouml/cognitive/TestItemUI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bstractActionRemoveElement.java</text:p>
          </table:table-cell>
          <table:table-cell office:value-type="string" calcext:value-type="string">
            <text:p>/trunk/src_new/org/argouml/uml/ui/UMLMutable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ummaryToOpera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PlainTextDocum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PlainTextDocum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reveng/java/ParseStat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GoalModel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ummaryToAssocia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ticipantListModel.java</text:p>
          </table:table-cell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Participant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SourcePathControllerImpl.java</text:p>
          </table:table-cell>
          <table:table-cell office:value-type="string" calcext:value-type="string">
            <text:p>/trunk/src_new/org/argouml/uml/generator/ui/ClassGenerationDi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Transition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st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UMLFeatureOwnerScopeCheckBox.java</text:p>
          </table:table-cell>
          <table:table-cell office:value-type="string" calcext:value-type="string">
            <text:p>/trunk/src_new/org/argouml/uml/diagram/static_structure/ui/FigFeatur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allState.java</text:p>
          </table:table-cell>
          <table:table-cell office:value-type="string" calcext:value-type="string">
            <text:p>/trunk/src_new/org/argouml/uml/ui/behavior/common_behavior/PropPanelSendAc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lectionRerouteEdg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lectionRerouteEdg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GeneralizationPower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GeneralizationPower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ModelEventPump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ModelEventPump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EventType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events/ArgoEventType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ommentEdg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FigMessagePort.java</text:p>
          </table:table-cell>
          <table:table-cell office:value-type="string" calcext:value-type="string">
            <text:p>/trunk/src_new/org/argouml/uml/diagram/sequence/ui/FigHea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FigMessagePort.java</text:p>
          </table:table-cell>
          <table:table-cell office:value-type="string" calcext:value-type="string">
            <text:p>/trunk/src_new/org/argouml/uml/diagram/sequence/ui/FigLifeL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WizME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Qualifiers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Qualifiers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AssociationRol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Spline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Spline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ToBaseElement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/ProfileManagerImpl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ManagerImpl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ComboBoxNaviga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ComboBoxNaviga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AggregationRadioButtonPanel.java</text:p>
          </table:table-cell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AggregationRadioButtonPanel.java</text:p>
          </table:table-cell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til/MyTokenizer.java</text:p>
          </table:table-cell>
          <table:table-cell office:value-type="string" calcext:value-type="string">
            <text:p>/trunk/src_new/org/argouml/cognitive/checklist/Check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string" calcext:value-type="string">
            <text:p>/trunk/src_new/org/argouml/uml/ui/foundation/core/UMLClassifierCollabor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Join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FigJoinStat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DataTyp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StandardC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MetaClas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ActionSetMetaClas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tructuralFeatur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StateDiagramGraphMod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StateDiagramGraphModel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Profile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ListToPriorityT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ollaborationListModel.java</text:p>
          </table:table-cell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Collaboration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cis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ActionSetSynch.java</text:p>
          </table:table-cell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activity_graphs/ActionSetSynch.java</text:p>
          </table:table-cell>
          <table:table-cell office:value-type="string" calcext:value-type="string">
            <text:p>/trunk/src_new/org/argouml/uml/ui/behavior/activity_graphs/UMLActionSynch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AbstractDataTypesHelperDecora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AbstractDataTypesHelperDecora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equence/ui/FigLifeLine.java</text:p>
          </table:table-cell>
          <table:table-cell office:value-type="string" calcext:value-type="string">
            <text:p>/trunk/src_new/org/argouml/uml/diagram/sequence/ui/FigMessagePor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java/AssociationEndNameNotationJava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Realiz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Realiz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InsideElemen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Descript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OperationComboBox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UMLCollaborationRepresentedOperationComboBoxModel.java</text:p>
          </table:table-cell>
          <table:table-cell office:value-type="string" calcext:value-type="string">
            <text:p>/trunk/src_new/org/argouml/ui/GotoDi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AbstractActionNavigat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bstractActionNavigat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tests/org/argouml/cognitive/TestResolved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notation/uml/ModelElementNameNotationUml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Stat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FileModelLoader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FileModelLoader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AbstractProjectMemb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kernel/AbstractProjectMember.java</text:p>
          </table:table-cell>
          <table:table-cell office:value-type="string" calcext:value-type="string">
            <text:p>/trunk/src_new/org/argouml/ui/UsageStatis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Stereotyp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tests/org/argouml/cognitive/TestItemUID.java</text:p>
          </table:table-cell>
          <table:table-cell office:value-type="string" calcext:value-type="string">
            <text:p>/trunk/src_new/org/argouml/uml/diagram/static_structure/ui/FigInsta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s/org/argouml/cognitive/TestItemUID.java</text:p>
          </table:table-cell>
          <table:table-cell office:value-type="string" calcext:value-type="string">
            <text:p>/trunk/tests/org/argouml/uml/ui/TestTabSty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WrongDepEnd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ObjectFlowStateListModel.java</text:p>
          </table:table-cell>
          <table:table-cell office:value-type="string" calcext:value-type="string">
            <text:p>/trunk/src_new/org/argouml/uml/ui/foundation/core/UMLClassifierClassifierInStat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ifierObjectFlowStateListModel.java</text:p>
          </table:table-cell>
          <table:table-cell office:value-type="string" calcext:value-type="string">
            <text:p>/trunk/src_new/org/argouml/uml/ui/foundation/core/UMLClassifierClassifierRole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RootCheckBox.java</text:p>
          </table:table-cell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RootCheckBox.java</text:p>
          </table:table-cell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ClassAttribute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Attribute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Instanc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UMLClass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UMLClass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string" calcext:value-type="string">
            <text:p>/trunk/src_new/org/argouml/uml/CommentEdge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OneRow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OneRowLinkedList.java</text:p>
          </table:table-cell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AssociationEnd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ActionSetAssociationEnd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se_case/ui/FigExtend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se_case/ui/FigExtend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lassifierRol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lassifierRol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string" calcext:value-type="string">
            <text:p>/trunk/src_new/org/argouml/uml/ui/behavior/common_behavior/UMLActionArgument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OperationConcurrencyRadioButtonPanel.java</text:p>
          </table:table-cell>
          <table:table-cell office:value-type="string" calcext:value-type="string">
            <text:p>/trunk/src_new/org/argouml/uml/ui/foundation/core/UMLAssociationEndAggregation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OperationConcurrencyRadioButtonPanel.java</text:p>
          </table:table-cell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explorer/rules/GoDiagramToNod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NameWithAbstrac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ElementToMachine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mpositeStateToSubvertex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OperationListModel.java</text:p>
          </table:table-cell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UMLClassOperationListModel.java</text:p>
          </table:table-cell>
          <table:table-cell office:value-type="string" calcext:value-type="string">
            <text:p>/trunk/src_new/org/argouml/uml/ui/behavior/common_behavior/PropPanelActionSequenc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hecklist/Ini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PriorityNod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ToElement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allAction.java</text:p>
          </table:table-cell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CallAction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/model/src/org/argouml/model/AbstractExtensionMechanismsHelperDecora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model/src/org/argouml/model/AbstractExtensionMechanismsHelperDecora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ExplorerPerspective.java</text:p>
          </table:table-cell>
          <table:table-cell office:value-type="string" calcext:value-type="string">
            <text:p>/trunk/src_new/org/argouml/ui/explorer/ExplorerTreeNod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LinkedListCellRendere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LinkedListCellRendere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DupParam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MultiEditorPane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MultiEditorPane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SingleRowSelector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SingleRowSelector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GoListToDecisionsToItem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StateToIncomingTrans.java</text:p>
          </table:table-cell>
          <table:table-cell office:value-type="string" calcext:value-type="string">
            <text:p>/trunk/src_new/org/argouml/ui/explorer/rules/GoAssocRoleToMessag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Rect.java</text:p>
          </table:table-cell>
          <table:table-cell office:value-type="string" calcext:value-type="string">
            <text:p>/trunk/src_new/org/argouml/gefext/ArgoFigCirc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gefext/ArgoFigRect.java</text:p>
          </table:table-cell>
          <table:table-cell office:value-type="string" calcext:value-type="string">
            <text:p>/trunk/src_new/org/argouml/gefext/ArgoFig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cognitive/critics/WizNavigabl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Manag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profile/ProfileManager.java</text:p>
          </table:table-cell>
          <table:table-cell office:value-type="string" calcext:value-type="string">
            <text:p>/trunk/src_new/org/argouml/kernel/MemberLi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UMLModelElementListModel2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ModelElementListModel2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ActionAddEnumerationLitera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AddEnumerationLitera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rofile/internal/ProfileModelLoader.java</text:p>
          </table:table-cell>
          <table:table-cell office:value-type="string" calcext:value-type="string">
            <text:p>/trunk/src_new/org/argouml/profile/DefaultTyp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rofile/internal/ProfileModelLoader.java</text:p>
          </table:table-cell>
          <table:table-cell office:value-type="string" calcext:value-type="string">
            <text:p>/trunk/src_new/org/argouml/profile/FigNodeStrateg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string" calcext:value-type="string">
            <text:p>/trunk/src/model-mdr/src/org/argouml/model/mdr/CommonBehaviorHelper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string" calcext:value-type="string">
            <text:p>/trunk/src/model-mdr/src/org/argouml/model/mdr/ModelEventPumpMDRImpl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ArgoFigGroup.java</text:p>
          </table:table-cell>
          <table:table-cell office:value-type="string" calcext:value-type="string">
            <text:p>/trunk/src_new/org/argouml/uml/diagram/ui/FigCompartmen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F207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8:22:01.371328007</dc:date>
    <meta:document-statistic meta:table-count="1" meta:cell-count="12462" meta:object-count="0"/>
    <meta:generator>LibreOffice/4.2.7.2$Linux_X86_64 LibreOffice_project/420m0$Build-2</meta:generator>
  </office:meta>
</office:document-meta>
</file>